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588cm" svg:height="1.143cm" svg:x="11.525cm" svg:y="8.577cm">
          <text:p text:style-name="P1">sioc:UserAcc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.588cm" svg:height="1.143cm" svg:x="1.924cm" svg:y="16.376cm">
          <text:p text:style-name="P1">sioc:UserAcc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.588cm" svg:height="1.143cm" svg:x="20.323cm" svg:y="16.375cm">
          <text:p text:style-name="P1">sioc:UserAcc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.588cm" svg:height="1.143cm" svg:x="11.522cm" svg:y="0.974cm">
          <text:p text:style-name="P1">sioc:UserAccou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.718cm" svg:y1="16.376cm" svg:x2="11.525cm" svg:y2="9.148cm" draw:start-shape="id1" draw:start-glue-point="0" draw:end-shape="id2" draw:end-glue-point="3" svg:d="m4718 16376c0-4819 2269-7228 6807-7228" svg:viewBox="0 0 6808 7229">
          <text:p/>
        </draw:connector>
        <draw:connector draw:style-name="gr2" draw:text-style-name="P1" draw:layer="layout" draw:type="curve" svg:x1="23.117cm" svg:y1="16.375cm" svg:x2="17.113cm" svg:y2="9.148cm" draw:start-shape="id3" draw:start-glue-point="0" draw:end-shape="id2" draw:end-glue-point="1" svg:d="m23117 16375c0-4818-2001-7227-6004-7227" svg:viewBox="0 0 6005 7228">
          <text:p/>
        </draw:connector>
        <draw:connector draw:style-name="gr2" draw:text-style-name="P1" draw:layer="layout" draw:type="curve" svg:x1="14.319cm" svg:y1="8.577cm" svg:x2="14.316cm" svg:y2="2.117cm" draw:start-shape="id2" draw:start-glue-point="0" draw:end-shape="id4" draw:end-glue-point="2" svg:d="m14319 8577c0-4845-3-1615-3-6460" svg:viewBox="0 0 4 6461">
          <text:p/>
        </draw:connector>
        <draw:frame draw:style-name="gr3" draw:layer="layout" svg:width="3.533cm" svg:height="0.962cm" svg:x="14.478cm" svg:y="4.318cm">
          <draw:text-box>
            <text:p>foaf:knows</text:p>
          </draw:text-box>
        </draw:frame>
        <draw:frame draw:style-name="gr3" draw:layer="layout" svg:width="3.533cm" svg:height="0.962cm" svg:x="23.079cm" svg:y="14.518cm">
          <draw:text-box>
            <text:p>foaf:knows</text:p>
          </draw:text-box>
        </draw:frame>
        <draw:frame draw:style-name="gr3" draw:layer="layout" svg:width="3.533cm" svg:height="0.962cm" svg:x="1.38cm" svg:y="14.518cm">
          <draw:text-box>
            <text:p>foaf:knows</text:p>
          </draw:text-box>
        </draw:frame>
        <draw:connector draw:style-name="gr4" draw:text-style-name="P1" draw:layer="layout" draw:type="curve" svg:x1="1.924cm" svg:y1="16.947cm" svg:x2="11.525cm" svg:y2="9.148cm" draw:start-shape="id1" draw:start-glue-point="3" draw:end-shape="id2" draw:end-glue-point="3" svg:d="m1924 16947c-751 0-5552-7799 9601-7799" svg:viewBox="0 0 10914 7800">
          <text:p/>
        </draw:connector>
        <draw:frame draw:style-name="gr3" draw:layer="layout" svg:width="3.741cm" svg:height="0.962cm" svg:x="0.383cm" svg:y="9.425cm">
          <draw:text-box>
            <text:p>sioc:follows</text:p>
          </draw:text-box>
        </draw:frame>
        <draw:connector draw:style-name="gr4" draw:text-style-name="P1" draw:layer="layout" draw:type="curve" svg:x1="12.046cm" svg:y1="8.627cm" svg:x2="11.522cm" svg:y2="1.545cm" draw:end-shape="id4" draw:end-glue-point="3" svg:d="m12046 8627c-1537 0-1275-7082-524-7082" svg:viewBox="0 0 1124 7083">
          <text:p/>
        </draw:connector>
        <draw:frame draw:style-name="gr3" draw:layer="layout" svg:width="3.741cm" svg:height="0.962cm" svg:x="7.184cm" svg:y="4.325cm">
          <draw:text-box>
            <text:p>sioc:follows</text:p>
          </draw:text-box>
        </draw:frame>
        <draw:custom-shape draw:style-name="gr1" draw:text-style-name="P1" xml:id="id5" draw:id="id5" draw:layer="layout" svg:width="5.588cm" svg:height="1.143cm" svg:x="7.224cm" svg:y="12.776cm">
          <text:p text:style-name="P1">tto:Relationsh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.588cm" svg:height="1.143cm" svg:x="15.623cm" svg:y="12.775cm">
          <text:p text:style-name="P1">tto:Relationsh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588cm" svg:height="1.143cm" svg:x="20.622cm" svg:y="4.074cm">
          <text:p text:style-name="P1">tto:Relationsh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curve" svg:x1="14.319cm" svg:y1="9.72cm" svg:x2="10.018cm" svg:y2="12.776cm" draw:start-shape="id2" draw:start-glue-point="2" draw:end-shape="id5" draw:end-glue-point="0" svg:d="m14319 9720c0 2292-4301 764-4301 3056" svg:viewBox="0 0 4302 3057">
          <text:p/>
        </draw:connector>
        <draw:connector draw:style-name="gr4" draw:text-style-name="P1" draw:layer="layout" draw:type="curve" svg:x1="14.319cm" svg:y1="9.72cm" svg:x2="18.417cm" svg:y2="12.775cm" draw:start-shape="id2" draw:start-glue-point="2" draw:end-shape="id6" svg:d="m14319 9720c0 2290 4098 763 4098 3055" svg:viewBox="0 0 4099 3056">
          <text:p/>
        </draw:connector>
        <draw:connector draw:style-name="gr4" draw:text-style-name="P1" draw:layer="layout" draw:type="curve" svg:x1="10.018cm" svg:y1="13.919cm" svg:x2="4.718cm" svg:y2="16.376cm" draw:start-shape="id5" draw:start-glue-point="2" draw:end-shape="id1" draw:end-glue-point="0" svg:d="m10018 13919c0 1842-5300 614-5300 2457" svg:viewBox="0 0 5301 2458">
          <text:p/>
        </draw:connector>
        <draw:connector draw:style-name="gr4" draw:text-style-name="P1" draw:layer="layout" draw:type="curve" svg:x1="18.417cm" svg:y1="13.918cm" svg:x2="23.117cm" svg:y2="16.375cm" draw:start-shape="id6" draw:start-glue-point="2" draw:end-shape="id3" draw:end-glue-point="0" svg:d="m18417 13918c0 1842 4700 614 4700 2457" svg:viewBox="0 0 4701 2458">
          <text:p/>
        </draw:connector>
        <draw:frame draw:style-name="gr3" draw:layer="layout" svg:width="5.887cm" svg:height="0.962cm" svg:x="11.481cm" svg:y="11.218cm">
          <draw:text-box>
            <text:p>tto:hasRelationship</text:p>
          </draw:text-box>
        </draw:frame>
        <draw:frame draw:style-name="gr3" draw:layer="layout" svg:width="6.594cm" svg:height="0.962cm" svg:x="7.282cm" svg:y="15.018cm">
          <draw:text-box>
            <text:p>tto:hasCorrespondant</text:p>
          </draw:text-box>
        </draw:frame>
        <draw:frame draw:style-name="gr3" draw:layer="layout" svg:width="6.594cm" svg:height="0.962cm" svg:x="15.082cm" svg:y="15.018cm">
          <draw:text-box>
            <text:p>tto:hasCorrespondant</text:p>
          </draw:text-box>
        </draw:frame>
        <draw:connector draw:style-name="gr4" draw:text-style-name="P1" draw:layer="layout" draw:type="curve" svg:x1="14.319cm" svg:y1="8.577cm" svg:x2="23.416cm" svg:y2="5.217cm" draw:start-shape="id2" draw:start-glue-point="0" draw:end-shape="id7" draw:end-glue-point="2" svg:d="m14319 8577c0-2520 9097-840 9097-3360" svg:viewBox="0 0 9098 3361">
          <text:p/>
        </draw:connector>
        <draw:connector draw:style-name="gr4" draw:text-style-name="P1" draw:layer="layout" draw:type="curve" svg:x1="23.416cm" svg:y1="4.074cm" svg:x2="17.11cm" svg:y2="1.545cm" draw:start-shape="id7" draw:start-glue-point="0" draw:end-shape="id4" draw:end-glue-point="1" svg:d="m23416 4074c0-1686-2102-2529-6306-2529" svg:viewBox="0 0 6307 2530">
          <text:p/>
        </draw:connector>
        <draw:frame draw:style-name="gr3" draw:layer="layout" svg:width="5.887cm" svg:height="0.962cm" svg:x="20.382cm" svg:y="6.618cm">
          <draw:text-box>
            <text:p>tto:hasRelationship</text:p>
          </draw:text-box>
        </draw:frame>
        <draw:frame draw:style-name="gr3" draw:layer="layout" svg:width="6.594cm" svg:height="0.962cm" svg:x="19.182cm" svg:y="0.718cm">
          <draw:text-box>
            <text:p>tto:hasCorrespondant</text:p>
          </draw:text-box>
        </draw:frame>
        <draw:custom-shape draw:style-name="gr5" draw:text-style-name="P1" xml:id="id9" draw:id="id9" draw:layer="layout" svg:width="2.667cm" svg:height="1.397cm" svg:x="5.742cm" svg:y="20.739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2.667cm" svg:height="1.397cm" svg:x="19.641cm" svg:y="20.738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0" draw:id="id10" draw:layer="layout" svg:width="2.667cm" svg:height="1.397cm" svg:x="14.84cm" svg:y="20.737cm">
          <text:p text:style-name="P1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" draw:id="id11" draw:layer="layout" svg:width="2.667cm" svg:height="1.397cm" svg:x="19.64cm" svg:y="20.737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8" draw:id="id8" draw:layer="layout" svg:width="2.667cm" svg:height="1.397cm" svg:x="10.54cm" svg:y="20.737cm">
          <text:p text:style-name="P1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10.018cm" svg:y1="13.919cm" svg:x2="11.874cm" svg:y2="20.737cm" draw:start-shape="id5" draw:start-glue-point="2" draw:end-shape="id8" draw:end-glue-point="4" svg:d="m10018 13919c0 5113 1856 1705 1856 6818" svg:viewBox="0 0 1857 6819">
          <text:p/>
        </draw:connector>
        <draw:connector draw:style-name="gr4" draw:text-style-name="P1" draw:layer="layout" draw:type="curve" svg:x1="10.018cm" svg:y1="13.919cm" svg:x2="7.076cm" svg:y2="20.739cm" draw:start-shape="id5" draw:start-glue-point="2" draw:end-shape="id9" draw:end-glue-point="4" svg:d="m10018 13919c0 5115-2942 1705-2942 6820" svg:viewBox="0 0 2943 6821">
          <text:p/>
        </draw:connector>
        <draw:connector draw:style-name="gr4" draw:text-style-name="P1" draw:layer="layout" draw:type="curve" svg:x1="18.417cm" svg:y1="13.918cm" svg:x2="16.174cm" svg:y2="20.737cm" draw:start-shape="id6" draw:start-glue-point="2" draw:end-shape="id10" draw:end-glue-point="4" svg:d="m18417 13918c0 5113-2243 1704-2243 6819" svg:viewBox="0 0 2244 6820">
          <text:p/>
        </draw:connector>
        <draw:connector draw:style-name="gr4" draw:text-style-name="P1" draw:layer="layout" draw:type="curve" svg:x1="18.417cm" svg:y1="13.918cm" svg:x2="20.973cm" svg:y2="20.737cm" draw:start-shape="id6" draw:start-glue-point="2" draw:end-shape="id11" svg:d="m18417 13918c0 5113 2556 1704 2556 6819" svg:viewBox="0 0 2557 6820">
          <text:p/>
        </draw:connector>
        <draw:frame draw:style-name="gr3" draw:layer="layout" svg:width="3.427cm" svg:height="0.962cm" svg:x="7.282cm" svg:y="18.618cm">
          <draw:text-box>
            <text:p>tto:flaming</text:p>
          </draw:text-box>
        </draw:frame>
        <draw:frame draw:style-name="gr3" draw:layer="layout" svg:width="2.898cm" svg:height="0.962cm" svg:x="16.382cm" svg:y="18.618cm">
          <draw:text-box>
            <text:p>tto:value</text:p>
          </draw:text-box>
        </draw:frame>
        <draw:frame draw:style-name="gr3" draw:layer="layout" svg:width="2.898cm" svg:height="0.962cm" svg:x="11.782cm" svg:y="18.618cm">
          <draw:text-box>
            <text:p>tto:value</text:p>
          </draw:text-box>
        </draw:frame>
        <draw:frame draw:style-name="gr3" draw:layer="layout" svg:width="3.427cm" svg:height="0.962cm" svg:x="20.883cm" svg:y="18.618cm">
          <draw:text-box>
            <text:p>tto:flaming</text:p>
          </draw:text-box>
        </draw:frame>
        <draw:custom-shape draw:style-name="gr5" draw:text-style-name="P1" xml:id="id12" draw:id="id12" draw:layer="layout" svg:width="2.667cm" svg:height="1.397cm" svg:x="28.639cm" svg:y="1.136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3" draw:id="id13" draw:layer="layout" svg:width="2.667cm" svg:height="1.397cm" svg:x="28.838cm" svg:y="6.535cm">
          <text:p text:style-name="P1">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26.21cm" svg:y1="4.645cm" svg:x2="28.639cm" svg:y2="1.835cm" draw:start-shape="id7" draw:start-glue-point="1" draw:end-shape="id12" draw:end-glue-point="5" svg:d="m26210 4645c1822 0 608-2810 2429-2810" svg:viewBox="0 0 2430 2811">
          <text:p/>
        </draw:connector>
        <draw:connector draw:style-name="gr4" draw:text-style-name="P1" draw:layer="layout" draw:type="curve" svg:x1="26.21cm" svg:y1="4.645cm" svg:x2="28.838cm" svg:y2="7.234cm" draw:start-shape="id7" draw:start-glue-point="1" draw:end-shape="id13" draw:end-glue-point="5" svg:d="m26210 4645c1971 0 657 2589 2628 2589" svg:viewBox="0 0 2629 2590">
          <text:p/>
        </draw:connector>
        <draw:frame draw:style-name="gr3" draw:layer="layout" svg:width="2.898cm" svg:height="0.962cm" svg:x="27.682cm" svg:y="2.818cm">
          <draw:text-box>
            <text:p>tto:value</text:p>
          </draw:text-box>
        </draw:frame>
        <draw:frame draw:style-name="gr3" draw:layer="layout" svg:width="3.427cm" svg:height="0.962cm" svg:x="27.684cm" svg:y="4.818cm">
          <draw:text-box>
            <text:p>tto:flam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0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Montori</meta:initial-creator>
    <meta:creation-date>2014-01-06T21:08:41</meta:creation-date>
    <dc:date>2014-01-07T12:03:09</dc:date>
    <dc:creator>Federico Montori</dc:creator>
    <meta:editing-duration>PT1M4S</meta:editing-duration>
    <meta:editing-cycles>1</meta:editing-cycles>
    <meta:document-statistic meta:object-count="47"/>
    <meta:generator>LibreOffice/3.5$Linux_X86_64 LibreOffice_project/350m1$Build-2</meta:generator>
  </office:meta>
</office:document-meta>
</file>